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14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4.29pt"/>
    </style:style>
    <style:style style:name="co7" style:family="table-column">
      <style:table-column-properties fo:break-before="auto" style:column-width="75.09pt"/>
    </style:style>
    <style:style style:name="co8" style:family="table-column">
      <style:table-column-properties fo:break-before="auto" style:column-width="48.84pt"/>
    </style:style>
    <style:style style:name="co9" style:family="table-column">
      <style:table-column-properties fo:break-before="auto" style:column-width="99.81pt"/>
    </style:style>
    <style:style style:name="co10" style:family="table-column">
      <style:table-column-properties fo:break-before="auto" style:column-width="119.91pt"/>
    </style:style>
    <style:style style:name="co11" style:family="table-column">
      <style:table-column-properties fo:break-before="auto" style:column-width="65.06pt"/>
    </style:style>
    <style:style style:name="co12" style:family="table-column">
      <style:table-column-properties fo:break-before="auto" style:column-width="40.34pt"/>
    </style:style>
    <style:style style:name="co13" style:family="table-column">
      <style:table-column-properties fo:break-before="auto" style:column-width="55.05pt"/>
    </style:style>
    <style:style style:name="co14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99ff"/>
    </style:style>
    <style:style style:name="ce5" style:family="table-cell" style:parent-style-name="Default">
      <style:table-cell-properties fo:background-color="#99ffff"/>
    </style:style>
    <style:style style:name="ce6" style:family="table-cell" style:parent-style-name="Default" style:data-style-name="N99">
      <style:table-cell-properties fo:background-color="#ffff99"/>
    </style:style>
    <style:style style:name="ce7" style:family="table-cell" style:parent-style-name="Default" style:data-style-name="N99">
      <style:table-cell-properties fo:background-color="#ff99ff"/>
    </style:style>
    <style:style style:name="ce8" style:family="table-cell" style:parent-style-name="Default" style:data-style-name="N99">
      <style:table-cell-properties fo:background-color="#99ffff"/>
    </style:style>
  </office:automatic-styles>
  <office:body>
    <office:spreadsheet>
      <table:calculation-settings table:automatic-find-labels="false"/>
      <table:table table:name="eMai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eMail Address</text:p>
          </table:table-cell>
          <table:table-cell office:value-type="string" calcext:value-type="string">
            <text:p>Response 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mailto:byte_ic@outlook.com" xlink:type="simple">byte_ic@outlook.com</text:a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mailto:byte_mgr@outlookcom" xlink:type="simple">byte_mgr@outlookcom</text:a>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mailto:byte_dir@outlook.com" xlink:type="simple">byte_dir@outlook.com</text:a>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mailto:byte_md@outlook.com" xlink:type="simple">byte_md@outlook.com</text:a>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mailto:byte_exec@outlook.com" xlink:type="simple">byte_exec@outlook.com</text:a>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e</text:p>
          </table:table-cell>
        </table:table-row>
      </table:table>
      <table:table table:name="Data" table:style-name="ta1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6"/>
        <table:table-column table:style-name="co13" table:default-cell-style-name="ce3"/>
        <table:table-column table:style-name="co14" table:default-cell-style-name="ce3"/>
        <table:table-row table:style-name="ro1">
          <table:table-cell table:style-name="ce2" office:value-type="string" calcext:value-type="string">
            <text:p>dept_name</text:p>
          </table:table-cell>
          <table:table-cell table:style-name="ce2" office:value-type="string" calcext:value-type="string">
            <text:p>job_name</text:p>
          </table:table-cell>
          <table:table-cell table:style-name="ce2" office:value-type="string" calcext:value-type="string">
            <text:p>job_priority</text:p>
          </table:table-cell>
          <table:table-cell table:style-name="ce2" office:value-type="string" calcext:value-type="string">
            <text:p>priority_name</text:p>
          </table:table-cell>
          <table:table-cell table:style-name="ce2" office:value-type="string" calcext:value-type="string">
            <text:p>sla_time</text:p>
          </table:table-cell>
          <table:table-cell table:style-name="ce2" office:value-type="string" calcext:value-type="string">
            <text:p>user_name</text:p>
          </table:table-cell>
          <table:table-cell table:style-name="ce2" office:value-type="string" calcext:value-type="string">
            <text:p>user_email</text:p>
          </table:table-cell>
          <table:table-cell table:style-name="ce2" office:value-type="string" calcext:value-type="string">
            <text:p>user_phone</text:p>
          </table:table-cell>
          <table:table-cell table:style-name="ce2" office:value-type="string" calcext:value-type="string">
            <text:p>admin</text:p>
          </table:table-cell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response_order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dividualContributor</text:p>
          </table:table-cell>
          <table:table-cell table:formula="of:=[eMail.A2]" office:value-type="string" office:string-value="byte_ic@outlook.com" calcext:value-type="string">
            <text:p>byte_ic@outlook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c1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ager</text:p>
          </table:table-cell>
          <table:table-cell table:formula="of:=[eMail.A3]" office:value-type="string" office:string-value="byte_mgr@outlookcom" calcext:value-type="string">
            <text:p>byte_mgr@outlook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gr12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rector</text:p>
          </table:table-cell>
          <table:table-cell table:formula="of:=[eMail.A4]" office:value-type="string" office:string-value="byte_dir@outlook.com" calcext:value-type="string">
            <text:p>byte_dir@outlook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dir12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agingDirector</text:p>
          </table:table-cell>
          <table:table-cell table:formula="of:=[eMail.A5]" office:value-type="string" office:string-value="byte_md@outlook.com" calcext:value-type="string">
            <text:p>byte_md@outlook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d12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xecutive</text:p>
          </table:table-cell>
          <table:table-cell table:formula="of:=[eMail.A6]" office:value-type="string" office:string-value="byte_exec@outlook.com" calcext:value-type="string">
            <text:p>byte_exec@outlook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xec12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Test Job 100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IndividualContributor</text:p>
          </table:table-cell>
          <table:table-cell table:style-name="ce4" table:formula="of:=[eMail.A2]" office:value-type="string" office:string-value="byte_ic@outlook.com" calcext:value-type="string">
            <text:p>byte_ic@outlook.com</text:p>
          </table:table-cell>
          <table:table-cell table:style-name="ce4" office:value-type="float" office:value="2125551212" calcext:value-type="float">
            <text:p>2125551212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ic123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Test Job 100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Manager</text:p>
          </table:table-cell>
          <table:table-cell table:style-name="ce4" table:formula="of:=[eMail.A3]" office:value-type="string" office:string-value="byte_mgr@outlookcom" calcext:value-type="string">
            <text:p>byte_mgr@outlookcom</text:p>
          </table:table-cell>
          <table:table-cell table:style-name="ce4" office:value-type="float" office:value="2125551212" calcext:value-type="float">
            <text:p>2125551212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gr1234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Test Job 100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Director</text:p>
          </table:table-cell>
          <table:table-cell table:style-name="ce4" table:formula="of:=[eMail.A4]" office:value-type="string" office:string-value="byte_dir@outlook.com" calcext:value-type="string">
            <text:p>byte_dir@outlook.com</text:p>
          </table:table-cell>
          <table:table-cell table:style-name="ce4" office:value-type="float" office:value="2125551212" calcext:value-type="float">
            <text:p>2125551212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dir1234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Test Job 100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ManagingDirector</text:p>
          </table:table-cell>
          <table:table-cell table:style-name="ce4" table:formula="of:=[eMail.A5]" office:value-type="string" office:string-value="byte_md@outlook.com" calcext:value-type="string">
            <text:p>byte_md@outlook.com</text:p>
          </table:table-cell>
          <table:table-cell table:style-name="ce4" office:value-type="float" office:value="2125551212" calcext:value-type="float">
            <text:p>2125551212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md123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Test Job 100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Executive</text:p>
          </table:table-cell>
          <table:table-cell table:style-name="ce4" table:formula="of:=[eMail.A6]" office:value-type="string" office:string-value="byte_exec@outlook.com" calcext:value-type="string">
            <text:p>byte_exec@outlook.com</text:p>
          </table:table-cell>
          <table:table-cell table:style-name="ce4" office:value-type="float" office:value="2125551212" calcext:value-type="float">
            <text:p>2125551212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exec1234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IT</text:p>
          </table:table-cell>
          <table:table-cell table:style-name="ce5" office:value-type="string" calcext:value-type="string">
            <text:p>Test Job 10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string" calcext:value-type="string">
            <text:p>IndividualContributor</text:p>
          </table:table-cell>
          <table:table-cell table:style-name="ce5" table:formula="of:=[eMail.A2]" office:value-type="string" office:string-value="byte_ic@outlook.com" calcext:value-type="string">
            <text:p>byte_ic@outlook.com</text:p>
          </table:table-cell>
          <table:table-cell table:style-name="ce5" office:value-type="float" office:value="2125551212" calcext:value-type="float">
            <text:p>2125551212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ic1234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IT</text:p>
          </table:table-cell>
          <table:table-cell table:style-name="ce5" office:value-type="string" calcext:value-type="string">
            <text:p>Test Job 10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string" calcext:value-type="string">
            <text:p>Test Job 1002</text:p>
          </table:table-cell>
          <table:table-cell table:style-name="ce5" table:formula="of:=[eMail.A3]" office:value-type="string" office:string-value="byte_mgr@outlookcom" calcext:value-type="string">
            <text:p>byte_mgr@outlookcom</text:p>
          </table:table-cell>
          <table:table-cell table:style-name="ce5" office:value-type="float" office:value="2125551212" calcext:value-type="float">
            <text:p>212555121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5" office:value-type="string" calcext:value-type="string">
            <text:p>mgr1234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IT</text:p>
          </table:table-cell>
          <table:table-cell table:style-name="ce5" office:value-type="string" calcext:value-type="string">
            <text:p>Test Job 10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string" calcext:value-type="string">
            <text:p>Test Job 1002</text:p>
          </table:table-cell>
          <table:table-cell table:style-name="ce5" table:formula="of:=[eMail.A4]" office:value-type="string" office:string-value="byte_dir@outlook.com" calcext:value-type="string">
            <text:p>byte_dir@outlook.com</text:p>
          </table:table-cell>
          <table:table-cell table:style-name="ce5" office:value-type="float" office:value="2125551212" calcext:value-type="float">
            <text:p>2125551212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dir1234</text:p>
          </table:table-cell>
          <table:table-cell table:style-name="ce5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6:04:14.878820545</meta:creation-date>
    <dc:date>2018-03-18T16:19:35.280769939</dc:date>
    <meta:editing-duration>PT4M30S</meta:editing-duration>
    <meta:editing-cycles>1</meta:editing-cycles>
    <meta:document-statistic meta:table-count="2" meta:cell-count="167" meta:object-count="0"/>
    <meta:generator>LibreOffice/5.1.6.2$Linux_X86_64 LibreOffice_project/10m0$Build-2</meta:generator>
  </office:meta>
</office:document-meta>
</file>